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002" officeooo:paragraph-rsid="00187002"/>
    </style:style>
    <style:style style:name="T1" style:family="text">
      <style:text-properties officeooo:rsid="0018ae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function transform(offset) {</text:p>
      <text:p text:style-name="Standard"><text:s text:c="2"/>const cos = Math.cos(offset);</text:p>
      <text:p text:style-name="Standard"><text:s text:c="2"/>const sin = Math.sin(offset);</text:p>
      <text:p text:style-name="Standard"><text:s text:c="2"/>return { transform: `matrix3d(${sin}, ${-cos}, ${sin}, 0, ${-cos}, ${sin}, 0, 0, 0, ${cos}, ${cos}, ${sin}, 0, 0, 0, 1)` };</text:p>
      <text:p text:style-name="Standard">}</text:p>
      <text:p text:style-name="Standard"/>
      <text:p text:style-name="Standard">class App extends React.Commponent {</text:p>
      <text:p text:style-name="Standard"><text:s text:c="2"/>state = {styleOne: {}, styleTwo}</text:p>
      <text:p text:style-name="Standard">}</text:p>
      <text:p text:style-name="Standard"/>
      <text:p text:style-name="Standard"/>
      <text:p text:style-name="Standard"><text:a xlink:type="simple" xlink:href="https://codepen.io/apalacio" text:style-name="Internet_20_link" text:visited-style-name="Visited_20_Internet_20_Link">https://codepen.io/</text:a><text:a xlink:type="simple" xlink:href="https://codepen.io/apalacio" text:style-name="Internet_20_link" text:visited-style-name="Visited_20_Internet_20_Link"><text:span text:style-name="T1">apalacio</text:span></text:a><text:span text:style-name="T1"> </text:span></text:p>
      <text:p text:style-name="P1">apalacio</text:p>
      <text:p text:style-name="Standard">MJ8XHHR3nvuDxF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7:10:03.083600854</meta:creation-date>
    <dc:date>2019-02-25T17:12:23.944301607</dc:date>
    <meta:editing-duration>PT2M28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1" meta:word-count="46" meta:character-count="338" meta:non-whitespace-character-count="294"/>
  </office:meta>
</office:document-meta>
</file>